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Preformatted_20_Text" style:list-style-name="L2"/>
    <style:style style:name="P6" style:family="paragraph" style:parent-style-name="Preformatted_20_Text" style:list-style-name="L2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7" style:family="paragraph" style:parent-style-name="Preformatted_20_Text" style:list-style-name="L3"/>
    <style:style style:name="P8" style:family="paragraph" style:parent-style-name="Preformatted_20_Text" style:list-style-name="L3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in" fo:margin-bottom="0in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<text:span text:style-name="Strong_20_Emphasis">Instalación de PostgreSQL</text:span></text:h>
      <text:p text:style-name="Text_20_body">PostgreSQL es el sistema de base de datos relacional que usaste para almacenar los datos de clientes de la clínica.</text:p>
      <text:h text:style-name="Heading_20_4" text:outline-level="4">Comandos para instalar PostgreSQL:</text:h>
      <text:p text:style-name="Preformatted_20_Text">bash</text:p>
      <text:p text:style-name="Preformatted_20_Text">Copy code</text:p>
      <text:p text:style-name="P1"><text:span text:style-name="Source_20_Text">sudo apt update</text:span></text:p>
      <text:p text:style-name="P4"><text:span text:style-name="Source_20_Text">sudo apt install postgresql postgresql-contrib</text:span></text:p>
      <text:h text:style-name="Heading_20_4" text:outline-level="4">Verificación del estado del servicio:</text:h>
      <text:p text:style-name="Preformatted_20_Text">bash</text:p>
      <text:p text:style-name="Preformatted_20_Text">Copy code</text:p>
      <text:p text:style-name="P2"><text:span text:style-name="Source_20_Text">sudo systemctl status postgresql</text:span></text:p>
      <text:h text:style-name="Heading_20_4" text:outline-level="4">Acceso al cliente de PostgreSQL:</text:h>
      <text:p text:style-name="Preformatted_20_Text">bash</text:p>
      <text:p text:style-name="Preformatted_20_Text">Copy code</text:p>
      <text:p text:style-name="P1"><text:span text:style-name="Source_20_Text">sudo -i -u postgres</text:span></text:p>
      <text:p text:style-name="P4"><text:span text:style-name="Source_20_Text">psql</text:span></text:p>
      <text:h text:style-name="Heading_20_4" text:outline-level="4">Crear una base de datos y un usuario:</text:h>
      <text:p text:style-name="Preformatted_20_Text">sql</text:p>
      <text:p text:style-name="Preformatted_20_Text">Copy code</text:p>
      <text:p text:style-name="P1"><text:span text:style-name="Source_20_Text">CREATE DATABASE clinica_db;</text:span></text:p>
      <text:p text:style-name="P3"><text:span text:style-name="Source_20_Text">CREATE USER postgres WITH ENCRYPTED PASSWORD 'clinica';</text:span></text:p>
      <text:p text:style-name="P4"><text:span text:style-name="Source_20_Text">GRANT ALL PRIVILEGES ON DATABASE clinica_db TO postgres;</text:span></text:p>
      <text:h text:style-name="Heading_20_3" text:outline-level="3">2. <text:span text:style-name="Strong_20_Emphasis">Configuración de Visual Studio Code</text:span></text:h>
      <text:p text:style-name="Text_20_body">Visual Studio Code es el editor que utilizaste para desarrollar tu aplicación.</text:p>
      <text:h text:style-name="Heading_20_4" text:outline-level="4">Comandos para instalar Visual Studio Code en Linux:</text:h>
      <text:p text:style-name="Preformatted_20_Text">bash</text:p>
      <text:p text:style-name="Preformatted_20_Text">Copy code</text:p>
      <text:p text:style-name="P1"><text:span text:style-name="Source_20_Text">sudo apt update</text:span></text:p>
      <text:p text:style-name="P3"><text:span text:style-name="Source_20_Text">sudo apt install software-properties-common apt-transport-https wget</text:span></text:p>
      <text:p text:style-name="P3"><text:span text:style-name="Source_20_Text">wget -q https://packages.microsoft.com/keys/microsoft.asc -O- | sudo apt-key add -</text:span></text:p>
      <text:p text:style-name="P3"><text:span text:style-name="Source_20_Text">sudo add-apt-repository "deb [arch=amd64] https://packages.microsoft.com/repos/vscode stable main"</text:span></text:p>
      <text:p text:style-name="P3"><text:span text:style-name="Source_20_Text">sudo apt update</text:span></text:p>
      <text:p text:style-name="P4"><text:span text:style-name="Source_20_Text">sudo apt install code</text:span></text:p>
      <text:h text:style-name="Heading_20_4" text:outline-level="4">Extensiones recomendadas para trabajar en Python:</text:h>
      <text:list text:style-name="L1">
        <text:list-item>
          <text:p text:style-name="P10">Python</text:p>
        </text:list-item>
        <text:list-item>
          <text:p text:style-name="P10">Pylance</text:p>
        </text:list-item>
        <text:list-item>
          <text:p text:style-name="P9">PostgreSQL (para conexiones a bases de datos)</text:p>
        </text:list-item>
      </text:list>
      <text:h text:style-name="Heading_20_3" text:outline-level="3"><text:soft-page-break/>3. <text:span text:style-name="Strong_20_Emphasis">Instalación de dependencias de Python</text:span></text:h>
      <text:p text:style-name="Text_20_body">Para interactuar con PostgreSQL desde Python, se utilizó el paquete <text:span text:style-name="Source_20_Text">psycopg2</text:span>, que es un adaptador de PostgreSQL.</text:p>
      <text:h text:style-name="Heading_20_4" text:outline-level="4">Comando para instalar <text:span text:style-name="Source_20_Text">psycopg2</text:span>:</text:h>
      <text:p text:style-name="Preformatted_20_Text">bash</text:p>
      <text:p text:style-name="Preformatted_20_Text">Copy code</text:p>
      <text:p text:style-name="P2"><text:span text:style-name="Source_20_Text">pip install psycopg2</text:span></text:p>
      <text:h text:style-name="Heading_20_3" text:outline-level="3">4. <text:span text:style-name="Strong_20_Emphasis">Comandos para gestionar el código con Git</text:span></text:h>
      <text:p text:style-name="Text_20_body">Git es el sistema de control de versiones utilizado para versionar tu código y subirlo a GitHub.</text:p>
      <text:h text:style-name="Heading_20_4" text:outline-level="4">Inicialización del repositorio Git en tu proyecto:</text:h>
      <text:p text:style-name="Preformatted_20_Text">bash</text:p>
      <text:p text:style-name="Preformatted_20_Text">Copy code</text:p>
      <text:p text:style-name="P2"><text:span text:style-name="Source_20_Text">git init</text:span></text:p>
      <text:h text:style-name="Heading_20_4" text:outline-level="4">Configuración de tu nombre de usuario y correo:</text:h>
      <text:p text:style-name="Preformatted_20_Text">bash</text:p>
      <text:p text:style-name="Preformatted_20_Text">Copy code</text:p>
      <text:p text:style-name="P1"><text:span text:style-name="Source_20_Text">git config --global user.name "Kevin Sani"</text:span></text:p>
      <text:p text:style-name="P4"><text:span text:style-name="Source_20_Text">git config --global user.email "kap.sani@yavirac.edu.ec"</text:span></text:p>
      <text:h text:style-name="Heading_20_4" text:outline-level="4">Comandos para agregar y hacer commits de tu código:</text:h>
      <text:p text:style-name="Preformatted_20_Text">bash</text:p>
      <text:p text:style-name="Preformatted_20_Text">Copy code</text:p>
      <text:p text:style-name="P1"><text:span text:style-name="Source_20_Text">git add .</text:span></text:p>
      <text:p text:style-name="P4"><text:span text:style-name="Source_20_Text">git commit -m "Primera versión de la aplicación de gestión de clientes"</text:span></text:p>
      <text:h text:style-name="Heading_20_4" text:outline-level="4">Configuración del remoto en GitHub:</text:h>
      <text:p text:style-name="Text_20_body">Primero creaste un repositorio en GitHub y luego lo vinculaste con el remoto:</text:p>
      <text:p text:style-name="Preformatted_20_Text">bash</text:p>
      <text:p text:style-name="Preformatted_20_Text">Copy code</text:p>
      <text:p text:style-name="P2"><text:span text:style-name="Source_20_Text">git remote add origin https://github.com/usuario/nombre-del-repo.git</text:span></text:p>
      <text:h text:style-name="Heading_20_4" text:outline-level="4">Comando para hacer push de la rama <text:span text:style-name="Source_20_Text">main</text:span> al remoto:</text:h>
      <text:p text:style-name="Preformatted_20_Text">bash</text:p>
      <text:p text:style-name="Preformatted_20_Text">Copy code</text:p>
      <text:p text:style-name="P2"><text:span text:style-name="Source_20_Text">git push -u origin main</text:span></text:p>
      <text:h text:style-name="Heading_20_4" text:outline-level="4">Si configuraste una contraseña personal en GitHub (PAT), la ingresaste cuando te fue solicitada.</text:h>
      <text:h text:style-name="Heading_20_3" text:outline-level="3">5. <text:span text:style-name="Strong_20_Emphasis">Limpieza de ramas y remotos en Git</text:span></text:h>
      <text:p text:style-name="Text_20_body">Si fue necesario eliminar ramas o remotos, usaste los siguientes comandos:</text:p>
      <text:list text:style-name="L2">
        <text:list-item>
          <text:p text:style-name="P11">Eliminar un remoto:</text:p>
          <text:p text:style-name="P5"><text:soft-page-break/>bash</text:p>
          <text:p text:style-name="P5">Copy code</text:p>
          <text:p text:style-name="P6"><text:span text:style-name="Source_20_Text">git remote remove origin</text:span></text:p>
        </text:list-item>
        <text:list-item>
          <text:p text:style-name="P11">Eliminar una rama local:</text:p>
          <text:p text:style-name="P5">bash</text:p>
          <text:p text:style-name="P5">Copy code</text:p>
          <text:p text:style-name="P6"><text:span text:style-name="Source_20_Text">git branch -d nombre-de-la-rama</text:span></text:p>
        </text:list-item>
        <text:list-item>
          <text:p text:style-name="P11">Eliminar una rama remota:</text:p>
          <text:p text:style-name="P5">bash</text:p>
          <text:p text:style-name="P5">Copy code</text:p>
          <text:p text:style-name="P6"><text:span text:style-name="Source_20_Text">git push origin --delete nombre-de-la-rama</text:span></text:p>
        </text:list-item>
      </text:list>
      <text:h text:style-name="Heading_20_3" text:outline-level="3">6. <text:span text:style-name="Strong_20_Emphasis">Ejecución de la Aplicación de Gestión de Clientes</text:span></text:h>
      <text:h text:style-name="Heading_20_4" text:outline-level="4">Uso de <text:span text:style-name="Source_20_Text">Tkinter</text:span> para la interfaz gráfica:</text:h>
      <text:list text:style-name="L3">
        <text:list-item>
          <text:p text:style-name="P13"><text:span text:style-name="Source_20_Text">Tkinter</text:span> fue utilizado para crear una interfaz de usuario que permite agregar, actualizar y eliminar clientes.</text:p>
        </text:list-item>
        <text:list-item>
          <text:p text:style-name="P12">Para ejecutar la aplicación, simplemente corriste el archivo Python con:</text:p>
          <text:p text:style-name="P7">bash</text:p>
          <text:p text:style-name="P7">Copy code</text:p>
          <text:p text:style-name="P8"><text:span text:style-name="Source_20_Text">python gestion_cliente.py</text:span></text:p>
        </text:list-item>
      </text:list>
      <text:h text:style-name="Heading_20_3" text:outline-level="3">7. <text:span text:style-name="Strong_20_Emphasis">Notas Adicionales</text:span></text:h>
      <text:list text:style-name="L4">
        <text:list-item>
          <text:p text:style-name="P15"><text:span text:style-name="Strong_20_Emphasis">Tkinter</text:span>: Para el desarrollo de la interfaz gráfica, <text:span text:style-name="Source_20_Text">Tkinter</text:span> viene preinstalado con Python en muchas distribuciones de Linux.</text:p>
        </text:list-item>
        <text:list-item>
          <text:p text:style-name="P14"><text:span text:style-name="Strong_20_Emphasis">Estructura de la base de datos</text:span>: La tabla <text:span text:style-name="Source_20_Text">clientes</text:span> en PostgreSQL tiene un campo <text:span text:style-name="Source_20_Text">id</text:span> que es de tipo serial, lo que significa que es autoincremental y no es necesario ingresarlo manualmente.</text:p>
        </text:list-item>
      </text:list>
      <text:h text:style-name="Heading_20_4" text:outline-level="4">Esquema de la tabla <text:span text:style-name="Source_20_Text">clientes</text:span>:</text:h>
      <text:p text:style-name="Preformatted_20_Text">sql</text:p>
      <text:p text:style-name="Preformatted_20_Text">Copy code</text:p>
      <text:p text:style-name="P1"><text:span text:style-name="Source_20_Text">CREATE TABLE clientes (</text:span></text:p>
      <text:p text:style-name="P3"><text:span text:style-name="Source_20_Text"><text:s text:c="4"/>id SERIAL PRIMARY KEY,</text:span></text:p>
      <text:p text:style-name="P3"><text:span text:style-name="Source_20_Text"><text:s text:c="4"/>nombre VARCHAR(100),</text:span></text:p>
      <text:p text:style-name="P3"><text:span text:style-name="Source_20_Text"><text:s text:c="4"/>apellido VARCHAR(100),</text:span></text:p>
      <text:p text:style-name="P3"><text:span text:style-name="Source_20_Text"><text:s text:c="4"/>email VARCHAR(100),</text:span></text:p>
      <text:p text:style-name="P3"><text:span text:style-name="Source_20_Text"><text:s text:c="4"/>telefono VARCHAR(20)</text:span></text:p>
      <text:p text:style-name="P4"><text:span text:style-name="Source_20_Text">);</text:span></text:p>
      <text:p text:style-name="Text_20_body">Con esta documentación deberías poder replicar tu entorno y flujo de trabajo en cualquier momento o compartirlo con otros para que puedan trabajar en el proyecto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Arial Unicode MS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Arial Unicode MS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0:26:37.946004403</meta:creation-date>
    <meta:print-date>2024-10-22T10:34:29.251185849</meta:print-date>
    <dc:date>2024-10-23T22:17:55.820043815</dc:date>
    <meta:editing-duration>PT11M59S</meta:editing-duration>
    <meta:editing-cycles>2</meta:editing-cycles>
    <meta:generator>LibreOffice/7.6.7.2$Linux_X86_64 LibreOffice_project/dd47e4b30cb7dab30588d6c79c651f218165e3c5</meta:generator>
    <meta:document-statistic meta:table-count="0" meta:image-count="0" meta:object-count="0" meta:page-count="3" meta:paragraph-count="104" meta:word-count="574" meta:character-count="3607" meta:non-whitespace-character-count="3142"/>
  </office:meta>
</office:document-meta>
</file>